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/>
    </style:style>
    <style:style style:name="P2" style:family="paragraph" style:parent-style-name="Standard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style:font-name-asian="文泉驛微米黑" style:language-asian="ko" style:country-asian="KR"/>
    </style:style>
    <style:style style:name="P4" style:family="paragraph" style:parent-style-name="Standard">
      <style:text-properties fo:color="#006699" style:font-name="文泉驛微米黑"/>
    </style:style>
    <style:style style:name="P5" style:family="paragraph" style:parent-style-name="Standard">
      <style:text-properties fo:color="#006699" style:font-name="文泉驛微米黑" style:font-name-asian="文泉驛微米黑"/>
    </style:style>
    <style:style style:name="P6" style:family="paragraph" style:parent-style-name="Text_20_body">
      <style:paragraph-properties fo:margin-top="0cm" fo:margin-bottom="0cm" loext:contextual-spacing="false" fo:line-height="100%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9" style:family="paragraph" style:parent-style-name="Text_20_body">
      <style:text-properties style:font-name="文泉驛微米黑" officeooo:paragraph-rsid="00180c7e" style:font-name-asian="文泉驛微米黑"/>
    </style:style>
    <style:style style:name="P10" style:family="paragraph" style:parent-style-name="Text_20_body">
      <style:text-properties style:use-window-font-color="true" style:font-name="新細明體" fo:font-size="13pt" officeooo:paragraph-rsid="0038e9e5" style:font-name-asian="WenQuanYi Micro Hei" style:font-size-asian="13pt"/>
    </style:style>
    <style:style style:name="P11" style:family="paragraph" style:parent-style-name="Text_20_body">
      <style:text-properties style:use-window-font-color="true" fo:font-size="13pt" officeooo:paragraph-rsid="00366367" style:font-name-asian="WenQuanYi Micro Hei" style:font-size-asian="13pt"/>
    </style:style>
    <style:style style:name="P12" style:family="paragraph" style:parent-style-name="Text_20_body">
      <style:text-properties fo:color="#ff0000" style:font-name="新細明體" fo:font-size="13pt" officeooo:paragraph-rsid="003094d2" style:font-name-asian="WenQuanYi Micro Hei" style:font-size-asian="13pt"/>
    </style:style>
    <style:style style:name="P13" style:family="paragraph" style:parent-style-name="Text_20_body">
      <style:text-properties fo:color="#ff0000" style:font-name="新細明體" fo:font-size="13pt" officeooo:paragraph-rsid="00366367" style:font-name-asian="WenQuanYi Micro Hei" style:font-size-asian="13pt"/>
    </style:style>
    <style:style style:name="P14" style:family="paragraph" style:parent-style-name="Text_20_body">
      <style:text-properties fo:color="#ff0000" style:font-name="新細明體" fo:font-size="13pt" officeooo:paragraph-rsid="0037243d" style:font-name-asian="WenQuanYi Micro Hei" style:font-size-asian="13pt"/>
    </style:style>
    <style:style style:name="P15" style:family="paragraph" style:parent-style-name="Text_20_body">
      <style:text-properties fo:color="#ff0000" style:font-name="新細明體" fo:font-size="13pt" officeooo:paragraph-rsid="00378980" style:font-name-asian="WenQuanYi Micro Hei" style:font-size-asian="13pt"/>
    </style:style>
    <style:style style:name="P16" style:family="paragraph" style:parent-style-name="Text_20_body">
      <style:text-properties fo:color="#ff0000" style:font-name="新細明體" fo:font-size="13pt" officeooo:paragraph-rsid="0038e9e5" style:font-name-asian="WenQuanYi Micro Hei" style:font-size-asian="13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paragraph-rsid="001f3f8b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officeooo:paragraph-rsid="0027569a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officeooo:paragraph-rsid="0029327d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officeooo:paragraph-rsid="003a9d86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officeooo:paragraph-rsid="003bf4f5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fo:color="#006699" style:font-name="新細明體" officeooo:paragraph-rsid="003a9d86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color="#006699" style:font-name="新細明體" officeooo:paragraph-rsid="003a9d86" style:font-name-asian="文泉驛微米黑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fo:color="#006699" style:font-name="新細明體" officeooo:paragraph-rsid="003bf4f5" style:font-name-asian="文泉驛微米黑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color="#006699" style:font-name="新細明體" officeooo:paragraph-rsid="003c9f76" style:font-name-asian="文泉驛微米黑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 officeooo:paragraph-rsid="003a9d86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 officeooo:paragraph-rsid="003bf4f5"/>
    </style:style>
    <style:style style:name="P3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32" style:family="paragraph" style:parent-style-name="Standard">
      <style:text-properties style:font-name="文泉驛微米黑" style:font-name-asian="文泉驛微米黑"/>
    </style:style>
    <style:style style:name="P33" style:family="paragraph" style:parent-style-name="Standard">
      <style:text-properties style:font-name="文泉驛微米黑" officeooo:paragraph-rsid="00180c7e" style:font-name-asian="文泉驛微米黑"/>
    </style:style>
    <style:style style:name="P34" style:family="paragraph" style:parent-style-name="Standard">
      <style:text-properties style:font-name="文泉驛微米黑" officeooo:paragraph-rsid="001abf0d" style:font-name-asian="文泉驛微米黑"/>
    </style:style>
    <style:style style:name="P35" style:family="paragraph" style:parent-style-name="Standard">
      <style:text-properties style:font-name="文泉驛微米黑" officeooo:paragraph-rsid="001dbeb2" style:font-name-asian="文泉驛微米黑"/>
    </style:style>
    <style:style style:name="P36" style:family="paragraph" style:parent-style-name="Standard">
      <style:text-properties style:font-name="文泉驛微米黑" officeooo:paragraph-rsid="001f6031" style:font-name-asian="文泉驛微米黑"/>
    </style:style>
    <style:style style:name="P37" style:family="paragraph" style:parent-style-name="Standard">
      <style:text-properties style:font-name="文泉驛微米黑" officeooo:paragraph-rsid="0027569a" style:font-name-asian="文泉驛微米黑"/>
    </style:style>
    <style:style style:name="P38" style:family="paragraph" style:parent-style-name="Standard">
      <style:text-properties style:font-name="文泉驛微米黑" officeooo:paragraph-rsid="002ae281" style:font-name-asian="文泉驛微米黑"/>
    </style:style>
    <style:style style:name="P39" style:family="paragraph" style:parent-style-name="Standard">
      <style:text-properties fo:color="#006699" style:font-name="文泉驛微米黑"/>
    </style:style>
    <style:style style:name="P40" style:family="paragraph" style:parent-style-name="Standard">
      <style:text-properties fo:color="#006699" style:font-name="文泉驛微米黑" officeooo:paragraph-rsid="001f3f8b" style:font-name-asian="文泉驛微米黑"/>
    </style:style>
    <style:style style:name="P41" style:family="paragraph" style:parent-style-name="Standard">
      <style:text-properties fo:color="#006699" style:font-name="文泉驛微米黑" officeooo:paragraph-rsid="0020e88b" style:font-name-asian="文泉驛微米黑"/>
    </style:style>
    <style:style style:name="P42" style:family="paragraph" style:parent-style-name="Standard">
      <style:text-properties fo:color="#006699" style:font-name="文泉驛微米黑" officeooo:paragraph-rsid="003e9cc2" style:font-name-asian="文泉驛微米黑"/>
    </style:style>
    <style:style style:name="P43" style:family="paragraph" style:parent-style-name="Standard">
      <style:text-properties fo:color="#006699" style:font-name="文泉驛微米黑" officeooo:paragraph-rsid="001dbeb2"/>
    </style:style>
    <style:style style:name="P44" style:family="paragraph" style:parent-style-name="Standard">
      <style:text-properties fo:color="#006699" style:font-name="新細明體"/>
    </style:style>
    <style:style style:name="P45" style:family="paragraph" style:parent-style-name="Standard">
      <style:text-properties fo:color="#006699" style:font-name="新細明體" officeooo:paragraph-rsid="0029327d" style:font-name-asian="文泉驛微米黑"/>
    </style:style>
    <style:style style:name="P46" style:family="paragraph" style:parent-style-name="Standard">
      <style:text-properties fo:color="#006699" style:font-name="新細明體" officeooo:paragraph-rsid="002ae281" style:font-name-asian="文泉驛微米黑"/>
    </style:style>
    <style:style style:name="P47" style:family="paragraph" style:parent-style-name="Standard">
      <style:text-properties fo:color="#006699" style:font-name="新細明體" officeooo:paragraph-rsid="002c6e79" style:font-name-asian="文泉驛微米黑"/>
    </style:style>
    <style:style style:name="P48" style:family="paragraph" style:parent-style-name="Standard">
      <style:text-properties fo:color="#006699" style:font-name="新細明體" officeooo:paragraph-rsid="00366367" style:font-name-asian="文泉驛微米黑"/>
    </style:style>
    <style:style style:name="P49" style:family="paragraph" style:parent-style-name="Standard">
      <style:text-properties fo:color="#006699" style:font-name="新細明體" officeooo:paragraph-rsid="00378980" style:font-name-asian="文泉驛微米黑"/>
    </style:style>
    <style:style style:name="P50" style:family="paragraph" style:parent-style-name="Standard">
      <style:text-properties fo:color="#006699" style:font-name="新細明體" officeooo:paragraph-rsid="0038e9e5" style:font-name-asian="文泉驛微米黑"/>
    </style:style>
    <style:style style:name="P51" style:family="paragraph" style:parent-style-name="Standard">
      <style:text-properties officeooo:paragraph-rsid="00180c7e"/>
    </style:style>
    <style:style style:name="P52" style:family="paragraph" style:parent-style-name="Standard">
      <style:text-properties style:font-name="新細明體" officeooo:paragraph-rsid="001dbeb2" style:font-name-asian="新細明體"/>
    </style:style>
    <style:style style:name="P53" style:family="paragraph" style:parent-style-name="Standard">
      <style:text-properties style:font-name="新細明體" officeooo:paragraph-rsid="001dbeb2"/>
    </style:style>
    <style:style style:name="P54" style:family="paragraph" style:parent-style-name="Standard">
      <style:text-properties style:font-name="新細明體" officeooo:paragraph-rsid="001f3f8b"/>
    </style:style>
    <style:style style:name="P55" style:family="paragraph" style:parent-style-name="Standard">
      <style:text-properties style:font-name="新細明體" officeooo:paragraph-rsid="0027569a"/>
    </style:style>
    <style:style style:name="P56" style:family="paragraph" style:parent-style-name="Standard">
      <style:text-properties style:font-name="新細明體" officeooo:paragraph-rsid="0029327d"/>
    </style:style>
    <style:style style:name="P57" style:family="paragraph" style:parent-style-name="Standard">
      <style:text-properties officeooo:paragraph-rsid="001abf0d"/>
    </style:style>
    <style:style style:name="P58" style:family="paragraph" style:parent-style-name="Standard">
      <style:text-properties style:font-name="文泉驛微米黑1" officeooo:paragraph-rsid="001abf0d" style:font-name-asian="文泉驛微米黑1"/>
    </style:style>
    <style:style style:name="P59" style:family="paragraph" style:parent-style-name="Standard">
      <style:text-properties officeooo:paragraph-rsid="001dbeb2"/>
    </style:style>
    <style:style style:name="P60" style:family="paragraph" style:parent-style-name="Standard">
      <style:text-properties officeooo:paragraph-rsid="001f3f8b"/>
    </style:style>
    <style:style style:name="P61" style:family="paragraph" style:parent-style-name="Standard">
      <style:text-properties officeooo:paragraph-rsid="001f6031"/>
    </style:style>
    <style:style style:name="P62" style:family="paragraph" style:parent-style-name="Standard">
      <style:text-properties officeooo:paragraph-rsid="0027569a"/>
    </style:style>
    <style:style style:name="P63" style:family="paragraph" style:parent-style-name="Standard">
      <style:text-properties officeooo:paragraph-rsid="003c9f76"/>
    </style:style>
    <style:style style:name="P64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/>
    </style:style>
    <style:style style:name="T2" style:family="text">
      <style:text-properties style:font-name="文泉驛微米黑" style:font-name-asian="文泉驛微米黑"/>
    </style:style>
    <style:style style:name="T3" style:family="text">
      <style:text-properties style:font-name="文泉驛微米黑" style:font-name-asian="文泉驛微米黑" style:language-asian="ko" style:country-asian="KR"/>
    </style:style>
    <style:style style:name="T4" style:family="text">
      <style:text-properties fo:color="#ff0066" style:font-name="文泉驛微米黑" style:font-name-asian="文泉驛微米黑"/>
    </style:style>
    <style:style style:name="T5" style:family="text">
      <style:text-properties fo:color="#ff0066" style:font-name="文泉驛微米黑" fo:font-size="13pt" style:font-name-asian="WenQuanYi Micro Hei" style:font-size-asian="13pt"/>
    </style:style>
    <style:style style:name="T6" style:family="text">
      <style:text-properties fo:color="#ff0066" fo:font-size="13pt" style:font-name-asian="WenQuanYi Micro Hei" style:font-size-asian="13pt"/>
    </style:style>
    <style:style style:name="T7" style:family="text">
      <style:text-properties fo:color="#000000"/>
    </style:style>
    <style:style style:name="T8" style:family="text">
      <style:text-properties fo:color="#000000" style:font-name-asian="WenQuanYi Micro Hei"/>
    </style:style>
    <style:style style:name="T9" style:family="text">
      <style:text-properties fo:color="#000000" style:font-name="WenQuanYi Micro Hei"/>
    </style:style>
    <style:style style:name="T10" style:family="text">
      <style:text-properties fo:color="#000000" style:font-name="WenQuanYi Micro Hei" fo:font-size="13pt" style:font-size-asian="13pt"/>
    </style:style>
    <style:style style:name="T11" style:family="text">
      <style:text-properties fo:color="#000000" style:font-name="WenQuanYi Micro Hei" fo:font-size="13pt" style:font-name-asian="文泉驛微米黑" style:font-size-asian="13pt"/>
    </style:style>
    <style:style style:name="T12" style:family="text">
      <style:text-properties fo:color="#000000" style:font-name="新細明體"/>
    </style:style>
    <style:style style:name="T13" style:family="text">
      <style:text-properties fo:color="#000000" fo:font-size="13pt" style:font-name-asian="WenQuanYi Micro Hei" style:font-size-asian="13pt"/>
    </style:style>
    <style:style style:name="T14" style:family="text">
      <style:text-properties fo:color="#000000" style:font-name="文泉驛微米黑" fo:font-size="13pt" style:font-name-asian="WenQuanYi Micro Hei" style:font-size-asian="13pt"/>
    </style:style>
    <style:style style:name="T15" style:family="text">
      <style:text-properties fo:color="#000000" style:font-name="文泉驛微米黑1" style:font-name-asian="文泉驛微米黑1"/>
    </style:style>
    <style:style style:name="T16" style:family="text">
      <style:text-properties fo:color="#ff0000" style:font-name-asian="WenQuanYi Micro Hei"/>
    </style:style>
    <style:style style:name="T17" style:family="text">
      <style:text-properties fo:color="#ff0000" style:font-name="WenQuanYi Micro Hei"/>
    </style:style>
    <style:style style:name="T18" style:family="text">
      <style:text-properties fo:color="#ff0000" style:font-name="新細明體"/>
    </style:style>
    <style:style style:name="T19" style:family="text">
      <style:text-properties fo:color="#ff0000" style:font-name="新細明體" style:font-name-asian="新細明體" style:font-name-complex="新細明體"/>
    </style:style>
    <style:style style:name="T20" style:family="text">
      <style:text-properties fo:color="#ff0000" style:font-name="新細明體" fo:font-size="13pt" style:font-name-asian="WenQuanYi Micro Hei" style:font-size-asian="13pt"/>
    </style:style>
    <style:style style:name="T21" style:family="text">
      <style:text-properties fo:color="#ff0000" style:font-name="文泉驛微米黑" style:font-name-asian="文泉驛微米黑"/>
    </style:style>
    <style:style style:name="T22" style:family="text">
      <style:text-properties fo:color="#ff0000" style:font-name="文泉驛微米黑1" style:font-name-asian="文泉驛微米黑1"/>
    </style:style>
    <style:style style:name="T23" style:family="text">
      <style:text-properties style:font-name="WenQuanYi Micro Hei"/>
    </style:style>
    <style:style style:name="T24" style:family="text">
      <style:text-properties fo:color="#006699"/>
    </style:style>
    <style:style style:name="T25" style:family="text">
      <style:text-properties fo:color="#006699" style:font-name="新細明體"/>
    </style:style>
    <style:style style:name="T26" style:family="text">
      <style:text-properties fo:color="#006699" style:font-name="新細明體" style:font-name-asian="新細明體" style:font-name-complex="新細明體"/>
    </style:style>
    <style:style style:name="T27" style:family="text">
      <style:text-properties fo:color="#006699" style:font-name="新細明體" style:font-name-asian="文泉驛微米黑1" style:font-name-complex="新細明體"/>
    </style:style>
    <style:style style:name="T28" style:family="text">
      <style:text-properties fo:color="#006699" style:font-name="新細明體" fo:font-size="13pt" style:font-name-asian="WenQuanYi Micro Hei" style:font-size-asian="13pt"/>
    </style:style>
    <style:style style:name="T29" style:family="text">
      <style:text-properties fo:color="#006699" style:font-name="文泉驛微米黑"/>
    </style:style>
    <style:style style:name="T30" style:family="text">
      <style:text-properties fo:color="#006699" style:font-name="文泉驛微米黑" style:font-name-asian="文泉驛微米黑"/>
    </style:style>
    <style:style style:name="T31" style:family="text">
      <style:text-properties fo:color="#006699" style:font-name-asian="文泉驛微米黑1"/>
    </style:style>
    <style:style style:name="T32" style:family="text">
      <style:text-properties fo:color="#006699" fo:font-size="13pt" style:font-size-asian="13pt"/>
    </style:style>
    <style:style style:name="T33" style:family="text">
      <style:text-properties fo:color="#006699" fo:font-size="13pt" style:font-name-asian="WenQuanYi Micro Hei" style:font-size-asian="13pt"/>
    </style:style>
    <style:style style:name="T34" style:family="text">
      <style:text-properties fo:color="#006699" fo:font-size="13pt" style:font-name-asian="文泉驛微米黑" style:font-size-asian="13pt"/>
    </style:style>
    <style:style style:name="T35" style:family="text">
      <style:text-properties fo:color="#006699" style:font-name-asian="文泉驛微米黑"/>
    </style:style>
    <style:style style:name="T36" style:family="text">
      <style:text-properties style:font-name-asian="WenQuanYi Micro Hei"/>
    </style:style>
    <style:style style:name="T37" style:family="text">
      <style:text-properties style:font-name="新細明體"/>
    </style:style>
    <style:style style:name="T38" style:family="text">
      <style:text-properties style:font-name="新細明體" style:font-name-asian="新細明體" style:font-name-complex="新細明體"/>
    </style:style>
    <style:style style:name="T39" style:family="text">
      <style:text-properties style:font-name="新細明體" fo:font-size="13pt" style:font-name-asian="WenQuanYi Micro Hei" style:font-size-asian="13pt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fo:font-size="13pt" style:font-name-asian="WenQuanYi Micro Hei" style:font-size-asian="13pt"/>
    </style:style>
    <style:style style:name="T42" style:family="text">
      <style:text-properties style:use-window-font-color="true" fo:font-size="13pt" style:font-size-asian="13pt"/>
    </style:style>
    <style:style style:name="T43" style:family="text">
      <style:text-properties style:use-window-font-color="true" fo:font-size="13pt" officeooo:rsid="002ae281" style:font-size-asian="13pt"/>
    </style:style>
    <style:style style:name="T44" style:family="text">
      <style:text-properties style:use-window-font-color="true" style:font-name="文泉驛微米黑" fo:font-size="13pt" style:font-name-asian="WenQuanYi Micro Hei" style:font-size-asian="13pt"/>
    </style:style>
    <style:style style:name="T45" style:family="text">
      <style:text-properties style:use-window-font-color="true" style:font-name="文泉驛微米黑" style:font-name-asian="文泉驛微米黑"/>
    </style:style>
    <style:style style:name="T46" style:family="text">
      <style:text-properties style:use-window-font-color="true" style:font-name-asian="WenQuanYi Micro Hei"/>
    </style:style>
    <style:style style:name="T47" style:family="text">
      <style:text-properties style:use-window-font-color="true" style:font-name="WenQuanYi Micro Hei"/>
    </style:style>
    <style:style style:name="T48" style:family="text">
      <style:text-properties style:use-window-font-color="true" style:font-name="新細明體" fo:font-size="13pt" style:font-name-asian="WenQuanYi Micro Hei" style:font-size-asian="13pt"/>
    </style:style>
    <style:style style:name="T49" style:family="text">
      <style:text-properties style:use-window-font-color="true" style:font-name="新細明體" style:font-name-asian="新細明體" style:font-name-complex="新細明體"/>
    </style:style>
    <style:style style:name="T50" style:family="text">
      <style:text-properties style:use-window-font-color="true" style:font-name-asian="文泉驛微米黑"/>
    </style:style>
    <style:style style:name="T51" style:family="text">
      <style:text-properties officeooo:rsid="001abf0d"/>
    </style:style>
    <style:style style:name="T52" style:family="text">
      <style:text-properties style:font-name="文泉驛微米黑1" style:font-name-asian="文泉驛微米黑1"/>
    </style:style>
    <style:style style:name="T53" style:family="text">
      <style:text-properties officeooo:rsid="001f6031"/>
    </style:style>
    <style:style style:name="T54" style:family="text">
      <style:text-properties officeooo:rsid="002ae281"/>
    </style:style>
    <style:style style:name="T55" style:family="text">
      <style:text-properties fo:font-size="13pt" style:font-size-asian="13pt"/>
    </style:style>
    <style:style style:name="T56" style:family="text">
      <style:text-properties fo:font-size="13pt" officeooo:rsid="002ae281" style:font-size-asian="13pt"/>
    </style:style>
    <style:style style:name="T57" style:family="text">
      <style:text-properties style:font-name-asian="文泉驛微米黑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【第1頁】</text:p>
      <text:p text:style-name="P2"><text:s/>請親愛的你莫做你行。</text:p>
      <text:p text:style-name="P2">舊）Tshiánn tshin-ài ê lí mài tsò lí kiânn.</text:p>
      <text:p text:style-name="Standard"><text:span text:style-name="預設段落字型"><text:span text:style-name="T2">新）Tshiánn tshin-ài</text:span></text:span><text:span text:style-name="預設段落字型"><text:span text:style-name="T4">--ê </text:span></text:span><text:span text:style-name="預設段落字型"><text:span text:style-name="T2">lí mài tsò lí kiânn.</text:span></text:span></text:p>
      <text:p text:style-name="P5">理由：親愛的補輕聲符</text:p>
      <text:p text:style-name="P33"/>
      <text:p text:style-name="P33">【第1頁】</text:p>
      <text:p text:style-name="P33">舊）<text:span text:style-name="預設段落字型"><text:span text:style-name="T13">雞湯面頂</text:span></text:span><text:span text:style-name="預設段落字型"><text:span text:style-name="T41">有一層油</text:span></text:span><text:span text:style-name="預設段落字型"><text:span text:style-name="T13">，愛啉愛先用</text:span></text:span><text:span text:style-name="預設段落字型"><text:span text:style-name="T10">khat</text:span></text:span><text:span text:style-name="預設段落字型"><text:span text:style-name="T13">仔掰開。</text:span></text:span></text:p>
      <text:p text:style-name="P51"><text:span text:style-name="預設段落字型"><text:span text:style-name="T2">新）</text:span></text:span><text:span text:style-name="預設段落字型"><text:span text:style-name="T14">雞湯面頂有</text:span></text:span><text:span text:style-name="預設段落字型"><text:span text:style-name="T44">一</text:span></text:span><text:span text:style-name="預設段落字型"><text:span text:style-name="T5">沿</text:span></text:span><text:span text:style-name="預設段落字型"><text:span text:style-name="T44">油</text:span></text:span><text:span text:style-name="預設段落字型"><text:span text:style-name="T14">，愛啉愛先用</text:span></text:span><text:span text:style-name="預設段落字型"><text:span text:style-name="T11">khat</text:span></text:span><text:span text:style-name="預設段落字型"><text:span text:style-name="T14">仔掰開。</text:span></text:span></text:p>
      <text:p text:style-name="P33"><text:span text:style-name="T24">理由：改量詞予句較順</text:span></text:p>
      <text:p text:style-name="P9"><text:span text:style-name="預設段落字型"><text:span text:style-name="T13"/></text:span></text:p>
      <text:p text:style-name="P2">【第2頁】</text:p>
      <text:p text:style-name="P2">阿勇仔坐啥物車去上班？</text:p>
      <text:p text:style-name="P2">舊）A-ióng--á tsē siánn-mih tshia khì siāng-pan?</text:p>
      <text:p text:style-name="Standard"><text:span text:style-name="預設段落字型"><text:span text:style-name="T2">新）A-ióng--á tsē siánn-mih tshia khì </text:span></text:span><text:span text:style-name="預設段落字型"><text:span text:style-name="T4">siōng</text:span></text:span><text:span text:style-name="預設段落字型"><text:span text:style-name="T2">-pan?</text:span></text:span></text:p>
      <text:p text:style-name="P5">理由：上班的羅馬字改做siōng</text:p>
      <text:p text:style-name="P2"/>
      <text:p text:style-name="P2">【第2頁】</text:p>
      <text:p text:style-name="P2">電視講這禮拜的天氣啥款？出門敢需要注意啥物？</text:p>
      <text:p text:style-name="P2">舊）...Tshut-mn̂g kánn su-iàu tsù-ì siánn-mi̍h?</text:p>
      <text:p text:style-name="Standard"><text:span text:style-name="預設段落字型"><text:span text:style-name="T2">新）...Tshut-mn̂g </text:span></text:span><text:span text:style-name="預設段落字型"><text:span text:style-name="T4">kám</text:span></text:span><text:span text:style-name="預設段落字型"><text:span text:style-name="T2"> su-iàu tsù-ì siánn-mi̍h?</text:span></text:span></text:p>
      <text:p text:style-name="P5">理由：敢的羅馬字改做kám</text:p>
      <text:p text:style-name="P2"/>
      <text:p text:style-name="P3">【第4頁】</text:p>
      <text:p text:style-name="Standard"><text:span text:style-name="預設段落字型"><text:span text:style-name="T3">舊）二伯的症頭那來那像失智的款，緊叫in囝?￥</text:span></text:span><text:span text:style-name="預設段落字型"><text:span text:style-name="T2">ﾎ</text:span></text:span><text:span text:style-name="預設段落字型"><text:span text:style-name="T3">ﾻ予醫生看。</text:span></text:span></text:p>
      <text:p text:style-name="Standard"><text:span text:style-name="預設段落字型"><text:span text:style-name="T2">新）二伯的症頭那來那像失智的款，緊叫in囝</text:span></text:span><text:span text:style-name="預設段落字型"><text:span text:style-name="T4">𤆬</text:span></text:span><text:span text:style-name="預設段落字型"><text:span text:style-name="T2">去予醫生看。</text:span></text:span></text:p>
      <text:p text:style-name="P5">理由：漢字亂碼</text:p>
      <text:p text:style-name="P2"/>
      <text:p text:style-name="P2">【第4頁】</text:p>
      <text:p text:style-name="P2">江小姐佮阿婆無仝人，你毋好認毋著去。</text:p>
      <text:p text:style-name="P2">舊）Kang sió-tsiá kah a-pô bô-kâng lâng, lí m̄ hó jīn m̄-tio̍h--khì.</text:p>
      <text:p text:style-name="Standard"><text:span text:style-name="預設段落字型"><text:span text:style-name="T2">新）Kang sió-tsiá kah a-pô bô-</text:span></text:span><text:span text:style-name="預設段落字型"><text:span text:style-name="T4">kāng</text:span></text:span><text:span text:style-name="預設段落字型"><text:span text:style-name="T2"> lâng, lí m̄ hó jīn m̄-tio̍h--khì.</text:span></text:span></text:p>
      <text:p text:style-name="P5">理由：仝的羅馬字改做 kāng</text:p>
      <text:p text:style-name="P2"/>
      <text:p text:style-name="P58">【第<text:span text:style-name="T51">6</text:span>頁】</text:p>
      <text:p text:style-name="P17"><text:span text:style-name="預設段落字型"><text:span text:style-name="T8">這兩个換帖的感情真好，連車</text:span></text:span><text:span text:style-name="預設段落字型"><text:span text:style-name="T46">嘛仝色水</text:span></text:span><text:span text:style-name="預設段落字型"><text:span text:style-name="T8">。</text:span></text:span></text:p>
      <text:p text:style-name="P57"><text:span text:style-name="預設段落字型"><text:span text:style-name="T15">舊）Tsit nn̄g ê uānn-thiap--ê kám-tsîng tsin hó, liân tshia </text:span></text:span><text:span text:style-name="預設段落字型"><text:span text:style-name="T52">mā kâng si</text:span></text:span><text:span text:style-name="預設段落字型"><text:span text:style-name="T15">k-tsuí.</text:span></text:span></text:p>
      <text:p text:style-name="P57"><text:span text:style-name="預設段落字型"><text:span text:style-name="T15">新）Tsit nn̄g ê uānn-thiap--ê kám-tsîng tsin hó, liân tshia mā</text:span></text:span><text:span text:style-name="預設段落字型"><text:span text:style-name="T22"> kāng</text:span></text:span><text:span text:style-name="預設段落字型"><text:span text:style-name="T15"> sik-tsuí.</text:span></text:span></text:p>
      <text:p text:style-name="P34"><text:span text:style-name="預設段落字型"><text:span text:style-name="T27">理由：</text:span></text:span><text:span text:style-name="預設段落字型"><text:span text:style-name="T31">仝</text:span></text:span><text:span text:style-name="預設段落字型"><text:span text:style-name="T24">的羅馬字改做 kāng</text:span></text:span></text:p>
      <text:p text:style-name="P34"><text:span text:style-name="預設段落字型"><text:span text:style-name="T24"/></text:span></text:p>
      <text:p text:style-name="P2">【第6頁】</text:p>
      <text:p text:style-name="P2">舊）雞仔瘟已經對香港湠甲規亞洲，逐家著愛注意。</text:p>
      <text:p text:style-name="Standard"><text:span text:style-name="預設段落字型"><text:span text:style-name="T2">新）</text:span></text:span><text:span text:style-name="預設段落字型"><text:span text:style-name="T4">雞災</text:span></text:span><text:span text:style-name="預設段落字型"><text:span text:style-name="T2">已經對香港湠甲規亞洲，逐家著愛注意。</text:span></text:span></text:p>
      <text:p text:style-name="P5">理由：雞仔瘟改做雞災</text:p>
      <text:p text:style-name="P2"/>
      <text:p text:style-name="P53">【第7頁】</text:p>
      <text:p text:style-name="P18"><text:span text:style-name="預設段落字型"><text:span text:style-name="T8">等囡仔若滿月，阮希望來</text:span></text:span><text:span text:style-name="預設段落字型"><text:span text:style-name="T46">遮訂</text:span></text:span><text:span text:style-name="預設段落字型"><text:span text:style-name="T36">餅</text:span></text:span><text:span text:style-name="預設段落字型"><text:span text:style-name="T8">送人。</text:span></text:span></text:p>
      <text:p text:style-name="P59"><text:span text:style-name="預設段落字型"><text:span text:style-name="T9">舊）Tán gín-á nā muá-gue̍h, gún hi-bāng lâi t</text:span></text:span><text:span text:style-name="預設段落字型"><text:span text:style-name="T23">sia tìng pián</text:span></text:span><text:span text:style-name="預設段落字型"><text:span text:style-name="T9">n sàng--lâng.</text:span></text:span></text:p>
      <text:p text:style-name="P59"><text:span text:style-name="預設段落字型"><text:span text:style-name="T9">新）Tán gín-á nā muá-gue̍h, gún hi-bāng lâi tsia </text:span></text:span><text:span text:style-name="預設段落字型"><text:span text:style-name="T17">tīng</text:span></text:span><text:span text:style-name="預設段落字型"><text:span text:style-name="T9"> piánn sàng--lâng.</text:span></text:span></text:p>
      <text:p text:style-name="P59"><text:span text:style-name="預設段落字型"><text:span text:style-name="T26">理由：訂的</text:span></text:span><text:span text:style-name="預設段落字型"><text:span text:style-name="T30">羅馬字改做 </text:span></text:span><text:span text:style-name="預設段落字型"><text:span text:style-name="T29">tīng</text:span></text:span></text:p>
      <text:p text:style-name="P43"/>
      <text:p text:style-name="P52"/>
      <text:p text:style-name="P52"><text:soft-page-break/>【第7頁】</text:p>
      <text:p text:style-name="P18"><text:span text:style-name="預設段落字型"><text:span text:style-name="T8">七工內請佇意</text:span></text:span><text:span text:style-name="預設段落字型"><text:span text:style-name="T46">見調查表共你</text:span></text:span><text:span text:style-name="預設段落字型"><text:span text:style-name="T8">認為應當（</text:span></text:span><text:span text:style-name="預設段落字型"><text:span text:style-name="T9">ìng-tong</text:span></text:span><text:span text:style-name="預設段落字型"><text:span text:style-name="T8">）愛改進的所在寫落來。</text:span></text:span></text:p>
      <text:p text:style-name="P59"><text:span text:style-name="預設段落字型"><text:span text:style-name="T9">舊）Tshit-kang lāi tshiánn tī ì-ki</text:span></text:span><text:span text:style-name="預設段落字型"><text:span text:style-name="T23">àn tiau-tsa-pió kā lí </text:span></text:span><text:span text:style-name="預設段落字型"><text:span text:style-name="T9">jīn-uî ìng-tong ài kái-tsìn ê sóo-tsāi siá--lo̍h-lâi.</text:span></text:span></text:p>
      <text:p text:style-name="P59"><text:span text:style-name="預設段落字型"><text:span text:style-name="T9">新）Tshit-kang lāi tshiánn tī ì-kiàn </text:span></text:span><text:span text:style-name="預設段落字型"><text:span text:style-name="T17">tiâu</text:span></text:span><text:span text:style-name="預設段落字型"><text:span text:style-name="T47">-tsa-pió</text:span></text:span><text:span text:style-name="預設段落字型"><text:span text:style-name="T17"> </text:span></text:span><text:span text:style-name="預設段落字型"><text:span text:style-name="T9">kā lí jīn-uî ìng-tong ài kái-tsìn ê sóo-tsāi siá--lo̍h-lâi.</text:span></text:span></text:p>
      <text:p text:style-name="P35"><text:span text:style-name="預設段落字型"><text:span text:style-name="T25">理由：調</text:span></text:span><text:span text:style-name="預設段落字型"><text:span text:style-name="T24">的羅馬字改做 tiâu</text:span></text:span></text:p>
      <text:p text:style-name="P35"><text:span text:style-name="預設段落字型"><text:span text:style-name="T24"/></text:span></text:p>
      <text:p text:style-name="P2">【第7頁】</text:p>
      <text:p text:style-name="P2">毋管啥物情形，對人權的干涉愈少愈好。</text:p>
      <text:p text:style-name="P2">舊）M̄-kuán siánn-mih tsîng-hîng, tuì jîn-kuân ê kan-sia̍p lú tsió lú hó.</text:p>
      <text:p text:style-name="Standard"><text:span text:style-name="預設段落字型"><text:span text:style-name="T2">新）M̄-kuán siánn-mih tsîng-hîng, tuì jîn-</text:span></text:span><text:span text:style-name="預設段落字型"><text:span text:style-name="T4">khuân</text:span></text:span><text:span text:style-name="預設段落字型"><text:span text:style-name="T2"> ê kan-sia̍p lú tsió lú hó.</text:span></text:span></text:p>
      <text:p text:style-name="P5">理由：權的羅馬字改做 khuân</text:p>
      <text:p text:style-name="P2"/>
      <text:p text:style-name="P2">【第8頁】</text:p>
      <text:p text:style-name="P2">舊）師兄講啥物愛我請示菩薩、逐工唸經消災解厄，我才無咧信彼套。</text:p>
      <text:p text:style-name="Standard"><text:span text:style-name="預設段落字型"><text:span text:style-name="T2">新）師兄講啥物</text:span></text:span><text:span text:style-name="預設段落字型"><text:span text:style-name="T4">凡事攏愛先</text:span></text:span><text:span text:style-name="預設段落字型"><text:span text:style-name="T2">請示菩薩、逐工唸經消災解厄，我才無咧信彼套。</text:span></text:span></text:p>
      <text:p text:style-name="P2">理由：予句較順</text:p>
      <text:p text:style-name="P2"/>
      <text:p text:style-name="P2">【第8頁】</text:p>
      <text:p text:style-name="Standard"><text:span text:style-name="預設段落字型"><text:span text:style-name="T3">舊）阿爸禮拜?￥ﾰ</text:span></text:span><text:span text:style-name="預設段落字型"><text:span text:style-name="T2">ﾏ</text:span></text:span><text:span text:style-name="預設段落字型"><text:span text:style-name="T3">弟去peh山，佇山跤看著一尾蛇，害伊驚甲這馬猶咇咇掣。</text:span></text:span></text:p>
      <text:p text:style-name="Standard"><text:span text:style-name="預設段落字型"><text:span text:style-name="T2">新）阿爸禮拜</text:span></text:span><text:span text:style-name="預設段落字型"><text:span text:style-name="T4">𤆬</text:span></text:span><text:span text:style-name="預設段落字型"><text:span text:style-name="T2">小弟去peh山，佇山跤看著一尾蛇，害伊驚甲這馬猶咇咇掣。</text:span></text:span></text:p>
      <text:p text:style-name="P5">理由：漢字亂碼</text:p>
      <text:p text:style-name="P2"/>
      <text:p text:style-name="P2">【第9頁】</text:p>
      <text:p text:style-name="P2">舊）氣象報告有講後禮拜二會透風，出門上班莫袂記得疊一領厚的。</text:p>
      <text:p text:style-name="Standard"><text:span text:style-name="預設段落字型"><text:span text:style-name="T2">新）氣象報告有講後禮拜二會透風，出門上班</text:span></text:span><text:span text:style-name="預設段落字型"><text:span text:style-name="T4">毋通</text:span></text:span><text:span text:style-name="預設段落字型"><text:span text:style-name="T2">袂記得疊一領厚的。</text:span></text:span></text:p>
      <text:p text:style-name="P5">理由：莫改做毋通予句較順</text:p>
      <text:p text:style-name="P2"/>
      <text:p text:style-name="P54">【第9頁】</text:p>
      <text:p text:style-name="P19"><text:span text:style-name="預設段落字型"><text:span text:style-name="T8">台北到高雄愛偌久？應該免偌</text:span></text:span><text:span text:style-name="預設段落字型"><text:span text:style-name="T46">久乎？</text:span></text:span></text:p>
      <text:p text:style-name="P60"><text:span text:style-name="預設段落字型"><text:span text:style-name="T47">舊）Tâi-pak kàu Ko-hiông ài guā kú? Ing-kai bián guā kú--hoonh?</text:span></text:span></text:p>
      <text:p text:style-name="P60"><text:span text:style-name="預設段落字型"><text:span text:style-name="T9">新）Tâi-pak kàu Ko-hiông ài guā kú? Ing-kai bián guā kú--</text:span></text:span><text:span text:style-name="預設段落字型"><text:span text:style-name="T17">honnh</text:span></text:span><text:span text:style-name="預設段落字型"><text:span text:style-name="T9">?</text:span></text:span></text:p>
      <text:p text:style-name="P60"><text:span text:style-name="預設段落字型"><text:span text:style-name="T25">理由：乎</text:span></text:span><text:span text:style-name="預設段落字型"><text:span text:style-name="T30">的羅馬字改做 </text:span></text:span><text:span text:style-name="預設段落字型"><text:span text:style-name="T29">honnh</text:span></text:span></text:p>
      <text:p text:style-name="P40"/>
      <text:p text:style-name="P2">【第9頁】</text:p>
      <text:p text:style-name="P2">舊）眼前有真濟爸母、阿公阿媽攏綴囡仔講華語（Huâ-gú），無欲講家己的母語。</text:p>
      <text:p text:style-name="Standard"><text:span text:style-name="預設段落字型"><text:span text:style-name="T2">新）眼前有真濟爸母、阿公阿媽攏綴囡仔講華語（Huâ-</text:span></text:span><text:span text:style-name="預設段落字型"><text:span text:style-name="T4">gú</text:span></text:span><text:span text:style-name="預設段落字型"><text:span text:style-name="T2">），無欲講家己的母語（bú-</text:span></text:span><text:span text:style-name="預設段落字型"><text:span text:style-name="T4">gú</text:span></text:span><text:span text:style-name="預設段落字型"><text:span text:style-name="T2">）。</text:span></text:span></text:p>
      <text:p text:style-name="P5">理由：欲收語（gú）的音</text:p>
      <text:p text:style-name="P2"/>
      <text:p text:style-name="P36">【第<text:span text:style-name="T53">10</text:span>頁】</text:p>
      <text:p text:style-name="P36">舊）<text:span text:style-name="預設段落字型"><text:span text:style-name="T13">你一定愛較振作</text:span></text:span><text:span text:style-name="預設段落字型"><text:span text:style-name="T41">一點仔</text:span></text:span><text:span text:style-name="預設段落字型"><text:span text:style-name="T13">喔！</text:span></text:span></text:p>
      <text:p text:style-name="P61"><text:span text:style-name="預設段落字型"><text:span text:style-name="T2">新）</text:span></text:span><text:span text:style-name="預設段落字型"><text:span text:style-name="T14">你一定愛較振作</text:span></text:span><text:span text:style-name="預設段落字型"><text:span text:style-name="T5">咧</text:span></text:span><text:span text:style-name="預設段落字型"><text:span text:style-name="T14">！</text:span></text:span></text:p>
      <text:p text:style-name="P41">理由：予句較順</text:p>
      <text:p text:style-name="P36"><text:span text:style-name="預設段落字型"><text:span text:style-name="T13"/></text:span></text:p>
      <text:p text:style-name="P55">【第10頁】</text:p>
      <text:p text:style-name="P20"><text:span text:style-name="預設段落字型"><text:span text:style-name="T46">仝款，免相搶。</text:span></text:span></text:p>
      <text:p text:style-name="P62"><text:span text:style-name="預設段落字型"><text:span text:style-name="T47">舊）Kâng-khuán, bián sio-tshiúnn.</text:span></text:span></text:p>
      <text:p text:style-name="P62"><text:span text:style-name="預設段落字型"><text:span text:style-name="T9">新）</text:span></text:span><text:span text:style-name="預設段落字型"><text:span text:style-name="T17">Kāng</text:span></text:span><text:span text:style-name="預設段落字型"><text:span text:style-name="T9">-khuán, bián sio-tshiúnn.</text:span></text:span></text:p>
      <text:p text:style-name="P37"><text:span text:style-name="預設段落字型"><text:span text:style-name="T28">理由：仝</text:span></text:span><text:span text:style-name="預設段落字型"><text:span text:style-name="T32">的羅馬字改做 </text:span></text:span><text:span text:style-name="預設段落字型"><text:span text:style-name="T33">Kāng</text:span></text:span></text:p>
      <text:p text:style-name="P37"><text:span text:style-name="預設段落字型"><text:span text:style-name="T33"/></text:span></text:p>
      <text:p text:style-name="P2"><text:soft-page-break/>【第11頁】</text:p>
      <text:p text:style-name="P2">舊）好的慣習愛維持。</text:p>
      <text:p text:style-name="Standard"><text:span text:style-name="預設段落字型"><text:span text:style-name="T2">新）好的</text:span></text:span><text:span text:style-name="預設段落字型"><text:span text:style-name="T4">慣勢</text:span></text:span><text:span text:style-name="預設段落字型"><text:span text:style-name="T2">愛維持。</text:span></text:span></text:p>
      <text:p text:style-name="P5">理由：慣習應該寫做慣勢</text:p>
      <text:p text:style-name="P2"/>
      <text:p text:style-name="P2">【第11頁】</text:p>
      <text:p text:style-name="P2">舊）好食的飯是天公伯賜予咱的。</text:p>
      <text:p text:style-name="Standard"><text:span text:style-name="預設段落字型"><text:span text:style-name="T2">新）好食的飯是天公伯</text:span></text:span><text:span text:style-name="預設段落字型"><text:span text:style-name="T4">仔</text:span></text:span><text:span text:style-name="預設段落字型"><text:span text:style-name="T2">賜予咱的。</text:span></text:span></text:p>
      <text:p text:style-name="P5">理由：加一字仔予句較順</text:p>
      <text:p text:style-name="P2"/>
      <text:p text:style-name="P56">【第11頁】</text:p>
      <text:p text:style-name="P21"><text:span text:style-name="預設段落字型"><text:span text:style-name="T46">氣一下袂講話。</text:span></text:span></text:p>
      <text:p text:style-name="P21"><text:span text:style-name="預設段落字型"><text:span text:style-name="T47">舊）Khì--tsi̍t-ē bē</text:span></text:span><text:span text:style-name="預設段落字型"><text:span text:style-name="T9"> kóng-uē.</text:span></text:span></text:p>
      <text:p text:style-name="P21"><text:span text:style-name="預設段落字型"><text:span text:style-name="T23">新）</text:span></text:span><text:span text:style-name="預設段落字型"><text:span text:style-name="T17">Khì tsi̍t-ē</text:span></text:span><text:span text:style-name="預設段落字型"><text:span text:style-name="T9"> bē kóng-uē.</text:span></text:span></text:p>
      <text:p text:style-name="P45">理由：輕聲符提掉</text:p>
      <text:p text:style-name="P45"/>
      <text:p text:style-name="P45">【第<text:span text:style-name="T54">12頁</text:span>】</text:p>
      <text:p text:style-name="P38">舊）<text:span text:style-name="T48">你著愛食飽</text:span>。</text:p>
      <text:p text:style-name="P46"><text:span text:style-name="預設段落字型"><text:span text:style-name="T1">新）</text:span></text:span><text:span text:style-name="預設段落字型"><text:span text:style-name="T41">你著愛食</text:span></text:span><text:span text:style-name="預設段落字型"><text:span text:style-name="T6">予</text:span></text:span><text:span text:style-name="預設段落字型"><text:span text:style-name="T41">飽。</text:span></text:span></text:p>
      <text:p text:style-name="P47"><text:span text:style-name="預設段落字型"><text:span text:style-name="T55">理由：加一字，予句較順</text:span></text:span></text:p>
      <text:p text:style-name="P46"><text:span text:style-name="預設段落字型"><text:span text:style-name="T55"/></text:span></text:p>
      <text:p text:style-name="P47"><text:span text:style-name="預設段落字型"><text:span text:style-name="T42">【第</text:span></text:span><text:span text:style-name="預設段落字型"><text:span text:style-name="T43">12頁</text:span></text:span><text:span text:style-name="預設段落字型"><text:span text:style-name="T42">】</text:span></text:span></text:p>
      <text:p text:style-name="P12"><text:span text:style-name="預設段落字型"><text:span text:style-name="T50">你著共飯食予伊了。</text:span></text:span></text:p>
      <text:p text:style-name="P14"><text:span text:style-name="預設段落字型"><text:span text:style-name="T35">理由：免唸矣。無合台語句法。</text:span></text:span></text:p>
      <text:p text:style-name="P48"><text:span text:style-name="預設段落字型"><text:span text:style-name="T34"/></text:span></text:p>
      <text:p text:style-name="P48"><text:span text:style-name="預設段落字型"><text:span text:style-name="T42">【第</text:span></text:span><text:span text:style-name="預設段落字型"><text:span text:style-name="T43">13頁</text:span></text:span><text:span text:style-name="預設段落字型"><text:span text:style-name="T42">】</text:span></text:span></text:p>
      <text:p text:style-name="P11">你愛寫予伊緊。</text:p>
      <text:p text:style-name="P14"><text:span text:style-name="預設段落字型"><text:span text:style-name="T35">理由：免唸矣。無合台語句法。</text:span></text:span></text:p>
      <text:p text:style-name="P48"><text:span text:style-name="預設段落字型"><text:span text:style-name="T42"/></text:span></text:p>
      <text:p text:style-name="P48"><text:span text:style-name="預設段落字型"><text:span text:style-name="T42">【第</text:span></text:span><text:span text:style-name="預設段落字型"><text:span text:style-name="T43">13頁</text:span></text:span><text:span text:style-name="預設段落字型"><text:span text:style-name="T42">】</text:span></text:span></text:p>
      <text:p text:style-name="P13"><text:span text:style-name="預設段落字型"><text:span text:style-name="T40">你愛寫予伊較緊咧。</text:span></text:span></text:p>
      <text:p text:style-name="P14"><text:span text:style-name="預設段落字型"><text:span text:style-name="T35">理由：免唸矣。無合台語句法。</text:span></text:span></text:p>
      <text:p text:style-name="P49"><text:span text:style-name="預設段落字型"><text:span text:style-name="T42"/></text:span></text:p>
      <text:p text:style-name="P49"><text:span text:style-name="預設段落字型"><text:span text:style-name="T42">【第</text:span></text:span><text:span text:style-name="預設段落字型"><text:span text:style-name="T43">13頁</text:span></text:span><text:span text:style-name="預設段落字型"><text:span text:style-name="T42">】</text:span></text:span></text:p>
      <text:p text:style-name="P15"><text:span text:style-name="預設段落字型"><text:span text:style-name="T40">我欲拍你予袂行路。</text:span></text:span></text:p>
      <text:p text:style-name="P15"><text:span text:style-name="預設段落字型"><text:span text:style-name="T35">理由：免唸矣。無合台語句法。</text:span></text:span></text:p>
      <text:p text:style-name="P15"><text:span text:style-name="預設段落字型"/></text:p>
      <text:p text:style-name="P50"><text:span text:style-name="預設段落字型"><text:span text:style-name="T42">【第</text:span></text:span><text:span text:style-name="預設段落字型"><text:span text:style-name="T43">13頁</text:span></text:span><text:span text:style-name="預設段落字型"><text:span text:style-name="T42">】</text:span></text:span></text:p>
      <text:p text:style-name="P10"><text:span text:style-name="預設段落字型"><text:span text:style-name="T40">我欲拍你予袂行得。</text:span></text:span></text:p>
      <text:p text:style-name="P16"><text:span text:style-name="預設段落字型"><text:span text:style-name="T35">理由：免唸矣。無合台語句法。</text:span></text:span></text:p>
      <text:p text:style-name="P10"><text:span text:style-name="預設段落字型"><text:span text:style-name="T40"/></text:span></text:p>
      <text:p text:style-name="P15"><text:span text:style-name="預設段落字型"/></text:p>
      <text:p text:style-name="P22"><text:soft-page-break/><text:span text:style-name="預設段落字型"><text:span text:style-name="T12">【第14頁】</text:span></text:span></text:p>
      <text:p text:style-name="P22"><text:span text:style-name="預設段落字型"><text:span text:style-name="T12">舊）</text:span></text:span><text:span text:style-name="預設段落字型"><text:span text:style-name="T8">伊人咧無閒</text:span></text:span><text:span text:style-name="預設段落字型"><text:span text:style-name="T12">槓</text:span></text:span><text:span text:style-name="預設段落字型"><text:span text:style-name="T8">破彼塊玻璃。</text:span></text:span></text:p>
      <text:p text:style-name="P22"><text:span text:style-name="預設段落字型"><text:span text:style-name="T7">新）</text:span></text:span><text:span text:style-name="預設段落字型"><text:span text:style-name="T8">伊人咧無閒</text:span></text:span><text:span text:style-name="預設段落字型"><text:span text:style-name="T18">摃</text:span></text:span><text:span text:style-name="預設段落字型"><text:span text:style-name="T8">破彼塊玻璃。</text:span></text:span></text:p>
      <text:p text:style-name="P25">理由：改漢字</text:p>
      <text:p text:style-name="P29"/>
      <text:p text:style-name="P29">【第14頁】</text:p>
      <text:p text:style-name="P22"><text:span text:style-name="預設段落字型"><text:span text:style-name="T8">隨反應</text:span></text:span><text:span text:style-name="預設段落字型"><text:span text:style-name="T16">過來</text:span></text:span><text:span text:style-name="預設段落字型"><text:span text:style-name="T8">，有巧。</text:span></text:span></text:p>
      <text:p text:style-name="P22"><text:span text:style-name="預設段落字型"><text:span text:style-name="T9">舊）Suî huán-ìng</text:span></text:span><text:span text:style-name="預設段落字型"><text:span text:style-name="T17"> kuè--lâi</text:span></text:span><text:span text:style-name="預設段落字型"><text:span text:style-name="T9">, ū khiáu.</text:span></text:span></text:p>
      <text:p text:style-name="P22"><text:span text:style-name="預設段落字型"><text:span text:style-name="T9">新）Suî huán-ìng</text:span></text:span><text:span text:style-name="預設段落字型"><text:span text:style-name="T17">--kuè-lâi</text:span></text:span><text:span text:style-name="預設段落字型"><text:span text:style-name="T9">, ū khiáu.</text:span></text:span></text:p>
      <text:p text:style-name="P26">理由：修正輕聲符位置</text:p>
      <text:p text:style-name="P26"/>
      <text:p text:style-name="P30">【第15頁】</text:p>
      <text:p text:style-name="P23"><text:span text:style-name="預設段落字型"><text:span text:style-name="T12">舊）</text:span></text:span><text:span text:style-name="預設段落字型"><text:span text:style-name="T8">按怎，阮查某</text:span></text:span><text:span text:style-name="預設段落字型"><text:span text:style-name="T17">kiánn</text:span></text:span><text:span text:style-name="預設段落字型"><text:span text:style-name="T8">有</text:span></text:span><text:span text:style-name="預設段落字型"><text:span text:style-name="T9">gâu</text:span></text:span><text:span text:style-name="預設段落字型"><text:span text:style-name="T8">無？</text:span></text:span></text:p>
      <text:p text:style-name="P23"><text:span text:style-name="預設段落字型"><text:span text:style-name="T7">新）</text:span></text:span><text:span text:style-name="預設段落字型"><text:span text:style-name="T8">按怎，阮查某</text:span></text:span><text:span text:style-name="預設段落字型"><text:span text:style-name="T17">囝</text:span></text:span><text:span text:style-name="預設段落字型"><text:span text:style-name="T8">有</text:span></text:span><text:span text:style-name="預設段落字型"><text:span text:style-name="T9">gâu</text:span></text:span><text:span text:style-name="預設段落字型"><text:span text:style-name="T8">無？</text:span></text:span></text:p>
      <text:p text:style-name="P27">理由：補漢字</text:p>
      <text:p text:style-name="P27"/>
      <text:p text:style-name="P63"><text:span text:style-name="預設段落字型"><text:span text:style-name="T38">【第</text:span></text:span><text:span text:style-name="預設段落字型"><text:span text:style-name="T2">16</text:span></text:span><text:span text:style-name="預設段落字型"><text:span text:style-name="T38">頁】</text:span></text:span></text:p>
      <text:p text:style-name="P63"><text:span text:style-name="預設段落字型"><text:span text:style-name="T38">按呢我無緊來傱一台仔電</text:span></text:span><text:span text:style-name="預設段落字型"><text:span text:style-name="T49">視袂使。</text:span></text:span></text:p>
      <text:p text:style-name="P63"><text:span text:style-name="預設段落字型"><text:span text:style-name="T49">舊）</text:span></text:span><text:span text:style-name="預設段落字型"><text:span text:style-name="T45">Án-ne guá bô kín-lâi tsông tsi̍t-tâi-á tiān-sī bē-sái.</text:span></text:span></text:p>
      <text:p text:style-name="P63"><text:span text:style-name="預設段落字型"><text:span text:style-name="T38">新）</text:span></text:span><text:span text:style-name="預設段落字型"><text:span text:style-name="T2">Án-ne guá bô kín-lâi tsông tsi̍t-tâi-á tiān-sī </text:span></text:span><text:span text:style-name="預設段落字型"><text:span text:style-name="T21">bē-saih.</text:span></text:span></text:p>
      <text:p text:style-name="P28">理由：袂使佇句尾的羅馬字改做bē-saih</text:p>
      <text:p text:style-name="P28"/>
      <text:p text:style-name="P2">【第19頁】</text:p>
      <text:p text:style-name="P2">舊）珊仔爸罵過矣。</text:p>
      <text:p text:style-name="P2">舊）Suan-á pa̋ mē--kuè--ah.</text:p>
      <text:p text:style-name="Standard"><text:span text:style-name="預設段落字型"><text:span text:style-name="T2">新）</text:span></text:span><text:span text:style-name="預設段落字型"><text:span text:style-name="T4">阿</text:span></text:span><text:span text:style-name="預設段落字型"><text:span text:style-name="T2">珊仔爸罵過矣。</text:span></text:span></text:p>
      <text:p text:style-name="Standard"><text:span text:style-name="預設段落字型"><text:span text:style-name="T2">新）</text:span></text:span><text:span text:style-name="預設段落字型"><text:span text:style-name="T4">A-san</text:span></text:span><text:span text:style-name="預設段落字型"><text:span text:style-name="T2">--á pa̋ mē--kuè--ah.</text:span></text:span></text:p>
      <text:p text:style-name="P5">理由：加一字阿予句較順。珊改唸san。</text:p>
      <text:p text:style-name="P2"/>
      <text:p text:style-name="P2">【第20頁】</text:p>
      <text:p text:style-name="P2">四條椅仔六个人坐。</text:p>
      <text:p text:style-name="P2">舊）Sì tiâu í-á la̍k ê lâng tsē.</text:p>
      <text:p text:style-name="Standard"><text:span text:style-name="預設段落字型"><text:span text:style-name="T2">新）Sì </text:span></text:span><text:span text:style-name="預設段落字型"><text:span text:style-name="T4">liâu</text:span></text:span><text:span text:style-name="預設段落字型"><text:span text:style-name="T2"> í-á la̍k ê lâng tsē.</text:span></text:span></text:p>
      <text:p text:style-name="P5">理由：條的羅馬字改做liâu</text:p>
      <text:p text:style-name="P2"/>
      <text:p text:style-name="P2">【第21頁】</text:p>
      <text:p text:style-name="P2">袂使!袂使!</text:p>
      <text:p text:style-name="P2">舊）Bē-sái! Bē-sái!</text:p>
      <text:p text:style-name="Standard"><text:span text:style-name="預設段落字型"><text:span text:style-name="T2">新）Bē-</text:span></text:span><text:span text:style-name="預設段落字型"><text:span text:style-name="T4">saih</text:span></text:span><text:span text:style-name="預設段落字型"><text:span text:style-name="T2">! Bē-</text:span></text:span><text:span text:style-name="預設段落字型"><text:span text:style-name="T4">saih</text:span></text:span><text:span text:style-name="預設段落字型"><text:span text:style-name="T2">!</text:span></text:span></text:p>
      <text:p text:style-name="P42">理由：袂使佇句尾的羅馬字改做<text:span text:style-name="T37">bē-</text:span>saih</text:p>
      <text:p text:style-name="Standard"><text:span text:style-name="預設段落字型"><text:span text:style-name="T30"/></text:span></text:p>
      <text:p text:style-name="P5"/>
      <text:p text:style-name="Standard"><text:span text:style-name="預設段落字型"><text:span text:style-name="T29"/></text:span></text:p>
      <text:p text:style-name="P4"/>
      <text:p text:style-name="P4"/>
      <text:p text:style-name="Standard"><text:span text:style-name="預設段落字型"><text:span text:style-name="T29"/></text:span></text:p>
      <text:p text:style-name="P1"/>
      <text:p text:style-name="P44"/>
      <text:p text:style-name="P7"/>
      <text:p text:style-name="P8"><text:span text:style-name="預設段落字型"><text:span text:style-name="T12"/></text:span></text:p>
      <text:p text:style-name="P7"/>
      <text:p text:style-name="P8"><text:span text:style-name="預設段落字型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56:59.135129653</dc:date>
    <meta:editing-cycles>42</meta:editing-cycles>
    <meta:editing-duration>PT1H39M10S</meta:editing-duration>
    <meta:document-statistic meta:table-count="0" meta:image-count="0" meta:object-count="0" meta:page-count="4" meta:paragraph-count="149" meta:word-count="1704" meta:character-count="3068" meta:non-whitespace-character-count="2854"/>
    <meta:template xlink:type="simple" xlink:actuate="onRequest" xlink:title="" xlink:href="Normal.dotm"/>
  </office:meta>
</office:document-meta>
</file>